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b365" officeooo:paragraph-rsid="0002b365"/>
    </style:style>
    <style:style style:name="P2" style:family="paragraph" style:parent-style-name="Standard" style:list-style-name="L1">
      <style:text-properties officeooo:rsid="0002b365" officeooo:paragraph-rsid="0002b365"/>
    </style:style>
    <style:style style:name="P3" style:family="paragraph" style:parent-style-name="Standard" style:list-style-name="L1">
      <style:text-properties officeooo:paragraph-rsid="0002b365"/>
    </style:style>
    <style:style style:name="T1" style:family="text">
      <style:text-properties officeooo:rsid="0002b3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normal paragraph.</text:p>
      <text:list xml:id="list93499559" text:style-name="L1">
        <text:list-item>
          <text:p text:style-name="P3"><text:span text:style-name="T1">Item 1</text:span></text:p>
          <text:list>
            <text:list-item>
              <text:p text:style-name="P2">Item 1.1</text:p>
            </text:list-item>
            <text:list-item>
              <text:p text:style-name="P2">Item 1.2</text:p>
            </text:list-item>
          </text:list>
        </text:list-item>
        <text:list-item>
          <text:p text:style-name="P2">Item 2</text:p>
        </text:list-item>
        <text:list-item>
          <text:p text:style-name="P2">Item 3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8:29:13.416127162</meta:creation-date>
    <dc:date>2023-06-03T18:34:04.237533136</dc:date>
    <meta:editing-duration>PT4M51S</meta:editing-duration>
    <meta:editing-cycles>1</meta:editing-cycles>
    <meta:document-statistic meta:table-count="0" meta:image-count="0" meta:object-count="0" meta:page-count="1" meta:paragraph-count="6" meta:word-count="18" meta:character-count="58" meta:non-whitespace-character-count="51"/>
    <meta:generator>LibreOffice/7.1.4.2$Linux_X86_64 LibreOffice_project/10$Build-2</meta:generator>
  </office:meta>
</office:document-meta>
</file>